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44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8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f3834" fo:border="0.06pt solid #000000"/>
      <style:text-properties fo:color="#000000"/>
    </style:style>
    <style:style style:name="ce4" style:family="table-cell" style:parent-style-name="Default">
      <style:table-cell-properties fo:background-color="#89c765" fo:border="0.06pt solid #000000"/>
    </style:style>
    <style:style style:name="ce5" style:family="table-cell" style:parent-style-name="Default">
      <style:table-cell-properties fo:background-color="#21409a" fo:border="0.06pt solid #000000"/>
    </style:style>
    <style:style style:name="ce6" style:family="table-cell" style:parent-style-name="Default">
      <style:table-cell-properties fo:background-color="#fff685" fo:border="0.06pt solid #000000"/>
    </style:style>
    <style:style style:name="ce7" style:family="table-cell" style:parent-style-name="Default">
      <style:table-cell-properties fo:background-color="#cf3834" fo:border="0.06pt solid #000000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#c06616" fo:border="0.06pt solid #000000"/>
    </style:style>
    <style:style style:name="ce10" style:family="table-cell" style:parent-style-name="Default">
      <style:table-cell-properties fo:background-color="#fff685" fo:border="0.06pt solid #000000"/>
      <style:text-properties fo:color="#000000"/>
    </style:style>
    <style:style style:name="ce11" style:family="table-cell" style:parent-style-name="Default">
      <style:table-cell-properties fo:background-color="#aa55a1" fo:border="0.06pt solid #000000"/>
    </style:style>
    <style:style style:name="ce12" style:family="table-cell" style:parent-style-name="Default">
      <style:table-cell-properties fo:background-color="#89c765" fo:border="0.06pt solid #000000"/>
      <style:text-properties fo:color="#ffffff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5" table:default-cell-style-name="Default"/>
        <table:table-column table:style-name="co2" table:default-cell-style-name="ce13"/>
        <table:table-column table:style-name="co2" table:number-columns-repeated="96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96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style-name="ce1" table:number-columns-repeated="61"/>
          <table:table-cell table:style-name="ce14" table:number-columns-repeated="151"/>
          <table:table-cell table:style-name="ce13" table:number-columns-repeated="811"/>
        </table:table-row>
        <table:table-row table:style-name="ro2">
          <table:table-cell table:style-name="ce1" office:value-type="float" office:value="372" calcext:value-type="float">
            <text:p>372</text:p>
          </table:table-cell>
          <table:table-cell table:style-name="ce1" table:number-columns-repeated="4"/>
          <table:table-cell table:style-name="ce2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/>
          <table:table-cell table:style-name="ce1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558" calcext:value-type="float">
            <text:p>558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682" calcext:value-type="float">
            <text:p>682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744" calcext:value-type="float">
            <text:p>744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806" calcext:value-type="float">
            <text:p>806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868" calcext:value-type="float">
            <text:p>868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930" calcext:value-type="float">
            <text:p>930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992" calcext:value-type="float">
            <text:p>992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054" calcext:value-type="float">
            <text:p>1054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2"/>
          <table:table-cell table:style-name="ce10"/>
          <table:table-cell table:style-name="ce6" table:number-columns-repeated="3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116" calcext:value-type="float">
            <text:p>1116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9" table:number-columns-repeated="18"/>
          <table:table-cell table:style-name="ce4" table:number-columns-repeated="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178" calcext:value-type="float">
            <text:p>1178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9" table:number-columns-repeated="18"/>
          <table:table-cell table:style-name="ce4" table:number-columns-repeated="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240" calcext:value-type="float">
            <text:p>1240</text:p>
          </table:table-cell>
          <table:table-cell table:style-name="ce1" table:number-columns-repeated="5"/>
          <table:table-cell table:style-name="ce4" table:number-columns-repeated="16"/>
          <table:table-cell table:style-name="ce5" table:number-columns-repeated="2"/>
          <table:table-cell table:style-name="ce6" table:number-columns-repeated="16"/>
          <table:table-cell table:style-name="ce4" table:number-columns-repeated="1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302" calcext:value-type="float">
            <text:p>1302</text:p>
          </table:table-cell>
          <table:table-cell table:style-name="ce1" table:number-columns-repeated="5"/>
          <table:table-cell table:style-name="ce4" table:number-columns-repeated="16"/>
          <table:table-cell table:style-name="ce5" table:number-columns-repeated="2"/>
          <table:table-cell table:style-name="ce6" table:number-columns-repeated="16"/>
          <table:table-cell table:style-name="ce4"/>
          <table:table-cell table:style-name="ce12"/>
          <table:table-cell table:style-name="ce4" table:number-columns-repeated="14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364" calcext:value-type="float">
            <text:p>1364</text:p>
          </table:table-cell>
          <table:table-cell table:style-name="ce1" table:number-columns-repeated="5"/>
          <table:table-cell table:style-name="ce5" table:number-columns-repeated="12"/>
          <table:table-cell table:style-name="ce9" table:number-columns-repeated="2"/>
          <table:table-cell table:style-name="ce5" table:number-columns-repeated="4"/>
          <table:table-cell table:style-name="ce6" table:number-columns-repeated="16"/>
          <table:table-cell table:style-name="ce5" table:number-columns-repeated="1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426" calcext:value-type="float">
            <text:p>1426</text:p>
          </table:table-cell>
          <table:table-cell table:style-name="ce1" table:number-columns-repeated="5"/>
          <table:table-cell table:style-name="ce5" table:number-columns-repeated="12"/>
          <table:table-cell table:style-name="ce9" table:number-columns-repeated="2"/>
          <table:table-cell table:style-name="ce5" table:number-columns-repeated="4"/>
          <table:table-cell table:style-name="ce6" table:number-columns-repeated="16"/>
          <table:table-cell table:style-name="ce5" table:number-columns-repeated="1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488" calcext:value-type="float">
            <text:p>1488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550" calcext:value-type="float">
            <text:p>1550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612" calcext:value-type="float">
            <text:p>1612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674" calcext:value-type="float">
            <text:p>1674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736" calcext:value-type="float">
            <text:p>1736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798" calcext:value-type="float">
            <text:p>1798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860" calcext:value-type="float">
            <text:p>1860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922" calcext:value-type="float">
            <text:p>1922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1984" calcext:value-type="float">
            <text:p>1984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046" calcext:value-type="float">
            <text:p>2046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108" calcext:value-type="float">
            <text:p>2108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170" calcext:value-type="float">
            <text:p>2170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232" calcext:value-type="float">
            <text:p>2232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294" calcext:value-type="float">
            <text:p>2294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356" calcext:value-type="float">
            <text:p>2356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18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418" calcext:value-type="float">
            <text:p>2418</text:p>
          </table:table-cell>
          <table:table-cell table:style-name="ce1" table:number-columns-repeated="5"/>
          <table:table-cell table:style-name="ce6" table:number-columns-repeated="12"/>
          <table:table-cell table:style-name="ce9" table:number-columns-repeated="2"/>
          <table:table-cell table:style-name="ce6" table:number-columns-repeated="18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480" calcext:value-type="float">
            <text:p>2480</text:p>
          </table:table-cell>
          <table:table-cell table:style-name="ce1" table:number-columns-repeated="5"/>
          <table:table-cell table:style-name="ce4" table:number-columns-repeated="16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542" calcext:value-type="float">
            <text:p>2542</text:p>
          </table:table-cell>
          <table:table-cell table:style-name="ce1" table:number-columns-repeated="5"/>
          <table:table-cell table:style-name="ce4" table:number-columns-repeated="16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604" calcext:value-type="float">
            <text:p>2604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666" calcext:value-type="float">
            <text:p>2666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728" calcext:value-type="float">
            <text:p>2728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790" calcext:value-type="float">
            <text:p>2790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852" calcext:value-type="float">
            <text:p>2852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914" calcext:value-type="float">
            <text:p>2914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2976" calcext:value-type="float">
            <text:p>2976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038" calcext:value-type="float">
            <text:p>3038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100" calcext:value-type="float">
            <text:p>3100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162" calcext:value-type="float">
            <text:p>3162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224" calcext:value-type="float">
            <text:p>3224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286" calcext:value-type="float">
            <text:p>3286</text:p>
          </table:table-cell>
          <table:table-cell table:style-name="ce1" table:number-columns-repeated="5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348" calcext:value-type="float">
            <text:p>3348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410" calcext:value-type="float">
            <text:p>3410</text:p>
          </table:table-cell>
          <table:table-cell table:style-name="ce1" table:number-columns-repeated="5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2">
          <table:table-cell table:style-name="ce1" office:value-type="float" office:value="3472" calcext:value-type="float">
            <text:p>3472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534" calcext:value-type="float">
            <text:p>3534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596" calcext:value-type="float">
            <text:p>3596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658" calcext:value-type="float">
            <text:p>3658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720" calcext:value-type="float">
            <text:p>3720</text:p>
          </table:table-cell>
          <table:table-cell table:style-name="ce1" table:number-columns-repeated="61"/>
          <table:table-cell table:number-columns-repeated="962"/>
        </table:table-row>
        <table:table-row table:style-name="ro2">
          <table:table-cell table:style-name="ce1" office:value-type="float" office:value="3782" calcext:value-type="float">
            <text:p>3782</text:p>
          </table:table-cell>
          <table:table-cell table:style-name="ce1" table:number-columns-repeated="61"/>
          <table:table-cell table:number-columns-repeated="96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9:15:46.0575412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9:32:18.536770758</meta:creation-date>
    <dc:date>2019-05-06T11:02:41.551692682</dc:date>
    <meta:editing-duration>PT1H46M14S</meta:editing-duration>
    <meta:editing-cycles>8</meta:editing-cycles>
    <meta:generator>LibreOffice/6.0.6.2$Linux_X86_64 LibreOffice_project/00m0$Build-2</meta:generator>
    <meta:document-statistic meta:table-count="1" meta:cell-count="123" meta:object-count="0"/>
  </office:meta>
</office:document-meta>
</file>